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8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132.35pt"/>
    </style:style>
    <style:style style:name="co4" style:family="table-column">
      <style:table-column-properties fo:break-before="auto" style:column-width="47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ce7"/>
        <table:table-column table:style-name="co1" table:number-columns-repeated="3" table:default-cell-style-name="ce7"/>
        <table:table-column table:style-name="co4" table:number-columns-repeated="1014" table:default-cell-style-name="ce7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Product Name</text:p>
          </table:table-cell>
          <table:table-cell table:style-name="ce3" office:value-type="string" calcext:value-type="string">
            <text:p>photoFrame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ate</text:p>
          </table:table-cell>
          <table:table-cell table:style-name="ce13" office:value-type="date" office:date-value="2019-02-02" calcext:value-type="date">
            <text:p>02/02/19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Version</text:p>
          </table:table-cell>
          <table:table-cell table:style-name="ce3" office:value-type="string" calcext:value-type="string">
            <text:p>1.0.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ontact</text:p>
          </table:table-cell>
          <table:table-cell table:style-name="ce3" office:value-type="string" calcext:value-type="string">
            <text:p><text:a xlink:href="mailto:tmarechal.projects@gmail.com" xlink:type="simple">mailto:tmarechal.projects@gmail.com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Line item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/Unit €</text:p>
          </table:table-cell>
          <table:table-cell table:style-name="ce2" office:value-type="string" calcext:value-type="string">
            <text:p>Price</text:p>
          </table:table-cell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MCIGICM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<text:a xlink:href="https://fr.aliexpress.com/item/Free-shipping-10Pcs-new-Prototype-Paper-Copper-PCB-Universal-Experiment-Matrix-Circuit-Board-5x7cm-Brand/32351499755.html?spm=a2g0w.10010108.1000016.1.624721b32mH6ms&amp;isOrigTitle=true" xlink:type="simple">https://fr.aliexpress.com/item/Free-shipping-10Pcs-new-Prototype-Paper-Copper-PCB-Universal-Experiment-Matrix-Circuit-Board-5x7cm-Brand/32351499755.html?spm=a2g0w.10010108.1000016.1.624721b32mH6ms&amp;isOrigTitle=true</text:a></text:p>
          </table:table-cell>
          <table:table-cell table:style-name="ce3" office:value-type="string" calcext:value-type="string">
            <text:p>PCB 71*51*1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H10]*[.I10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Arduino nano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<text:a xlink:href="https://fr.aliexpress.com/item/Freeshipping-Nano-3-0-controller-compatible-for-arduino-nano-CH340-USB-driver-NO-CABLE/32341832857.html?spm=a2g0w.10010108.1000016.1.5cbb5cbeOZ18IZ&amp;isOrigTitle=true" xlink:type="simple">https://fr.aliexpress.com/item/Freeshipping-Nano-3-0-controller-compatible-for-arduino-nano-CH340-USB-driver-NO-CABLE/32341832857.html?spm=a2g0w.10010108.1000016.1.5cbb5cbeOZ18IZ&amp;isOrigTitle=true</text:a></text:p>
          </table:table-cell>
          <table:table-cell table:style-name="ce3" office:value-type="string" calcext:value-type="string">
            <text:p>MC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7" calcext:value-type="float">
            <text:p>1.7</text:p>
          </table:table-cell>
          <table:table-cell table:style-name="ce3" table:formula="of:=[.H11]*[.I11]" office:value-type="float" office:value="1.7" calcext:value-type="float">
            <text:p>1.7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S1</text:p>
          </table:table-cell>
          <table:table-cell table:style-name="ce3" office:value-type="string" calcext:value-type="string">
            <text:p>ST7735S</text:p>
          </table:table-cell>
          <table:table-cell table:style-name="ce3" office:value-type="string" calcext:value-type="string">
            <text:p>all goods are free shipping</text:p>
          </table:table-cell>
          <table:table-cell table:style-name="ce3" office:value-type="string" calcext:value-type="string">
            <text:p>Aliexpress</text:p>
          </table:table-cell>
          <table:table-cell office:value-type="string" calcext:value-type="string">
            <text:p><text:a xlink:href="https://fr.aliexpress.com/item/1PCS-TZT-1-8-inch-TFT-touch-LCD-Module-LCD-Screen-Module-SPI-serial-51-drivers/32843115817.html?spm=a2g0s.9042311.0.0.27426c37OZnFyL" xlink:type="simple">https://fr.aliexpress.com/item/1PCS-TZT-1-8-inch-TFT-touch-LCD-Module-LCD-Screen-Module-SPI-serial-51-drivers/32843115817.html?spm=a2g0s.9042311.0.0.27426c37OZnFyL</text:a></text:p>
          </table:table-cell>
          <table:table-cell table:style-name="ce3" office:value-type="string" calcext:value-type="string">
            <text:p>Tft 1.8 displ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table:formula="of:=[.H12]*[.I12]" office:value-type="float" office:value="2.42" calcext:value-type="float">
            <text:p>2.42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W1,SW2</text:p>
          </table:table-cell>
          <table:table-cell table:style-name="ce3" office:value-type="string" calcext:value-type="string">
            <text:p>Button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Aliexpress</text:p>
          </table:table-cell>
          <table:table-cell table:style-name="ce3"/>
          <table:table-cell table:style-name="ce3" office:value-type="string" calcext:value-type="string">
            <text:p>Push butt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3]*[.I13]"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8"/>
          <table:table-cell table:style-name="ce6" table:formula="of:=SUM([.J10:.J14])" office:value-type="currency" office:currency="EUR" office:value="4.26" calcext:value-type="currency">
            <text:p>4.26 €</text:p>
          </table:table-cell>
          <table:table-cell table:style-name="ce15"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2:57:44.8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bot marechal</meta:initial-creator>
    <meta:creation-date>2015-06-05T18:17:20</meta:creation-date>
    <dc:date>2019-02-09T12:57:54.515000000</dc:date>
    <meta:generator>LibreOffice/5.4.6.2$Windows_X86_64 LibreOffice_project/4014ce260a04f1026ba855d3b8d91541c224eab8</meta:generator>
    <meta:editing-duration>PT58M42S</meta:editing-duration>
    <meta:editing-cycles>14</meta:editing-cycles>
    <meta:document-statistic meta:table-count="1" meta:cell-count="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